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textarea-horizontal-align="justify" draw:textarea-vertical-align="middle" draw:auto-grow-height="false" fo:min-height="4.348cm" fo:min-width="2.966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3465a4" draw:fill="solid" draw:fill-color="#1c1c1c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color="#1c1c1c" draw:textarea-horizontal-align="justify" draw:textarea-vertical-align="middle" draw:auto-grow-height="false" fo:min-height="2.154cm" fo:min-width="2.046cm"/>
    </style:style>
    <style:style style:name="gr7" style:family="graphic" style:parent-style-name="無填入也無線條的物件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4.9cm" svg:height="6.5cm" svg:x="1.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6.5cm" svg:x="8.2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cm" svg:height="1.1cm" svg:x="3.3cm" svg:y="8.6cm">
          <draw:text-box>
            <text:p>A</text:p>
          </draw:text-box>
        </draw:frame>
        <draw:frame draw:style-name="gr2" draw:text-style-name="P2" draw:layer="layout" svg:width="1cm" svg:height="1.1cm" svg:x="10.2cm" svg:y="8.6cm">
          <draw:text-box>
            <text:p>B</text:p>
          </draw:text-box>
        </draw:frame>
        <draw:custom-shape draw:style-name="gr3" draw:text-style-name="P3" xml:id="id1" draw:id="id1" draw:layer="layout" svg:width="0.2cm" svg:height="0.2cm" svg:x="3.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2cm" svg:height="0.2cm" svg:x="10.5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draw:line-skew="-0.451cm" svg:x1="3.729cm" svg:y1="3.229cm" svg:x2="10.53cm" svg:y2="3.63cm" draw:start-shape="id1" draw:start-glue-point="5" draw:end-shape="id2" draw:end-glue-point="5" svg:d="M3729 3229c0-1470 6801-1670 6801 401" svg:viewBox="0 0 6802 1530">
          <text:p/>
        </draw:connector>
        <draw:frame draw:style-name="gr2" draw:text-style-name="P2" draw:layer="layout" svg:width="0.7cm" svg:height="1.1cm" svg:x="6.8cm" svg:y="1.2cm">
          <draw:text-box>
            <text:p>f</text:p>
          </draw:text-box>
        </draw:frame>
        <draw:frame draw:style-name="gr2" draw:text-style-name="P2" draw:layer="layout" svg:width="0.7cm" svg:height="1.1cm" svg:x="6.7cm" svg:y="3.5cm">
          <draw:text-box>
            <text:p>g</text:p>
          </draw:text-box>
        </draw:frame>
        <draw:frame draw:style-name="gr2" draw:text-style-name="P2" draw:layer="layout" svg:width="0.7cm" svg:height="1.1cm" svg:x="6.9cm" svg:y="7.1cm">
          <draw:text-box>
            <text:p>h</text:p>
          </draw:text-box>
        </draw:frame>
        <draw:connector draw:style-name="gr4" draw:text-style-name="P4" draw:layer="layout" draw:type="curve" svg:x1="10.601cm" svg:y1="3.801cm" svg:x2="3.871cm" svg:y2="3.371cm" draw:start-shape="id2" draw:start-glue-point="8" draw:end-shape="id1" draw:end-glue-point="9" svg:d="M10601 3801c0 751-6730 966-6730-430" svg:viewBox="0 0 6731 1023">
          <text:p/>
        </draw:connector>
        <draw:frame draw:style-name="gr2" draw:text-style-name="P2" draw:layer="layout" svg:width="0.7cm" svg:height="1.1cm" svg:x="2.8cm" svg:y="2.8cm">
          <draw:text-box>
            <text:p>a</text:p>
          </draw:text-box>
        </draw:frame>
        <draw:frame draw:style-name="gr5" draw:text-style-name="P2" draw:layer="layout" svg:width="1.5cm" svg:height="1cm" svg:x="11cm" svg:y="3.1cm">
          <draw:text-box>
            <text:p>f(a)</text:p>
          </draw:text-box>
        </draw:frame>
        <draw:custom-shape draw:style-name="gr3" draw:text-style-name="P3" xml:id="id3" draw:id="id3" draw:layer="layout" svg:width="0.2cm" svg:height="0.2cm" svg:x="10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2cm" svg:height="0.2cm" svg:x="3.7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cm" svg:height="1cm" svg:x="11cm" svg:y="6.1cm">
          <draw:text-box>
            <text:p>b</text:p>
          </draw:text-box>
        </draw:frame>
        <draw:frame draw:style-name="gr5" draw:text-style-name="P2" draw:layer="layout" svg:width="1.7cm" svg:height="1cm" svg:x="1.8cm" svg:y="6.6cm">
          <draw:text-box>
            <text:p>h(b)</text:p>
          </draw:text-box>
        </draw:frame>
        <draw:connector draw:style-name="gr4" draw:text-style-name="P4" draw:layer="layout" draw:type="curve" svg:x1="10.531cm" svg:y1="6.773cm" svg:x2="3.801cm" svg:y2="7.301cm" draw:start-shape="id3" draw:start-glue-point="7" draw:end-shape="id4" draw:end-glue-point="8" svg:d="M10531 6773c0 1543-6730 1279-6730 528" svg:viewBox="0 0 6731 1128">
          <text:p/>
        </draw:connector>
        <draw:connector draw:style-name="gr4" draw:text-style-name="P4" draw:layer="layout" draw:type="curve" svg:x1="3.801cm" svg:y1="7.101cm" svg:x2="10.531cm" svg:y2="6.631cm" draw:start-shape="id4" draw:start-glue-point="4" draw:end-shape="id3" draw:end-glue-point="5" svg:d="M3801 7101c0-1498 6730-1263 6730-470" svg:viewBox="0 0 6731 1097">
          <text:p/>
        </draw:connector>
        <draw:frame draw:style-name="gr2" draw:text-style-name="P2" draw:layer="layout" svg:width="0.7cm" svg:height="1.1cm" svg:x="6.8cm" svg:y="5.2cm">
          <draw:text-box>
            <text:p>f</text:p>
          </draw:text-box>
        </draw:frame>
        <draw:custom-shape draw:style-name="gr1" draw:text-style-name="P1" draw:layer="layout" svg:width="4.9cm" svg:height="6.5cm" svg:x="7.8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6.5cm" svg:x="14.6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cm" svg:height="1.1cm" svg:x="9.701cm" svg:y="16.6cm">
          <draw:text-box>
            <text:p>A</text:p>
          </draw:text-box>
        </draw:frame>
        <draw:frame draw:style-name="gr2" draw:text-style-name="P2" draw:layer="layout" svg:width="1cm" svg:height="1.1cm" svg:x="16.601cm" svg:y="16.6cm">
          <draw:text-box>
            <text:p>B</text:p>
          </draw:text-box>
        </draw:frame>
        <draw:custom-shape draw:style-name="gr3" draw:text-style-name="P3" xml:id="id5" draw:id="id5" draw:layer="layout" svg:width="0.2cm" svg:height="0.2cm" svg:x="10.0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2cm" svg:height="0.2cm" svg:x="16.802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draw:line-skew="-0.451cm" svg:x1="10.03cm" svg:y1="11.929cm" svg:x2="16.831cm" svg:y2="12.33cm" draw:start-shape="id5" draw:start-glue-point="5" draw:end-shape="id6" draw:end-glue-point="5" svg:d="M10030 11929c0-1470 6801-1670 6801 401" svg:viewBox="0 0 6802 1530">
          <text:p/>
        </draw:connector>
        <draw:frame draw:style-name="gr2" draw:text-style-name="P2" draw:layer="layout" svg:width="0.7cm" svg:height="1.1cm" svg:x="13.101cm" svg:y="9.9cm">
          <draw:text-box>
            <text:p>f</text:p>
          </draw:text-box>
        </draw:frame>
        <draw:frame draw:style-name="gr2" draw:text-style-name="P2" draw:layer="layout" svg:width="0.7cm" svg:height="1.1cm" svg:x="9.101cm" svg:y="11.5cm">
          <draw:text-box>
            <text:p>a</text:p>
          </draw:text-box>
        </draw:frame>
        <draw:frame draw:style-name="gr5" draw:text-style-name="P2" draw:layer="layout" svg:width="1.5cm" svg:height="1cm" svg:x="17.301cm" svg:y="11.8cm">
          <draw:text-box>
            <text:p>f(a)</text:p>
          </draw:text-box>
        </draw:frame>
        <draw:custom-shape draw:style-name="gr6" draw:text-style-name="P1" draw:layer="layout" svg:width="3.6cm" svg:height="3.4cm" svg:x="8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6cm" svg:height="3.4cm" svg:x="15.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0.969cm" svg:height="0.878cm" svg:x="10.9cm" svg:y="14.0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04cm" svg:height="0.896cm" svg:x="15.596cm" svg:y="13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" draw:text-style-name="P1" draw:layer="layout" svg:width="4.9cm" svg:height="6.5cm" svg:x="1.70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6.5cm" svg:x="8.50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cm" svg:height="1.1cm" svg:x="3.602cm" svg:y="24.5cm">
          <draw:text-box>
            <text:p>A</text:p>
          </draw:text-box>
        </draw:frame>
        <draw:frame draw:style-name="gr2" draw:text-style-name="P2" draw:layer="layout" svg:width="1cm" svg:height="1.1cm" svg:x="10.502cm" svg:y="24.5cm">
          <draw:text-box>
            <text:p>B</text:p>
          </draw:text-box>
        </draw:frame>
        <draw:custom-shape draw:style-name="gr3" draw:text-style-name="P3" xml:id="id8" draw:id="id8" draw:layer="layout" svg:width="0.2cm" svg:height="0.2cm" svg:x="3.902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2cm" svg:height="0.2cm" svg:x="10.703cm" svg:y="2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0.732cm" svg:y1="20.372cm" svg:x2="4.002cm" svg:y2="20cm" draw:start-shape="id7" draw:start-glue-point="7" draw:end-shape="id8" draw:end-glue-point="8" svg:d="M10732 20372c0 795-6730 981-6730-372" svg:viewBox="0 0 6731 994">
          <text:p/>
        </draw:connector>
        <draw:frame draw:style-name="gr5" draw:text-style-name="P2" draw:layer="layout" svg:width="1.5cm" svg:height="1cm" svg:x="11.202cm" svg:y="19.7cm">
          <draw:text-box>
            <text:p>b</text:p>
          </draw:text-box>
        </draw:frame>
        <draw:custom-shape draw:style-name="gr6" draw:text-style-name="P1" draw:layer="layout" svg:width="3.6cm" svg:height="3.4cm" svg:x="2.401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6cm" svg:height="3.4cm" svg:x="9.6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375cm" svg:height="0.976cm" svg:x="3cm" svg:y="22.1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" draw:layer="layout" svg:width="0.906cm" svg:height="0.878cm" svg:x="11.5cm" svg:y="22.7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" draw:layer="layout" svg:width="0.858cm" svg:height="0.661cm" svg:x="7.242cm" svg:y="20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" draw:layer="layout" svg:width="1.581cm" svg:height="0.701cm" svg:x="3.5cm" svg:y="18.8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1c1c1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20:48:46.306053358</meta:creation-date>
    <dc:date>2018-05-28T21:34:40.780765843</dc:date>
    <meta:editing-duration>PT22S</meta:editing-duration>
    <meta:editing-cycles>1</meta:editing-cycles>
    <meta:document-statistic meta:object-count="48"/>
    <meta:generator>LibreOffice/6.0.4.2$Linux_X86_64 LibreOffice_project/00m0$Build-2</meta:generator>
  </office:meta>
</office:document-meta>
</file>

<file path=Object 1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f( A_0 )</annotation>
  </semantics>
</math>
</file>

<file path=Object 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stretchy="false">(</mo>
        <mrow>
          <msub>
            <mi>B</mi>
            <mn>0</mn>
          </msub>
        </mrow>
        <mo fence="true" stretchy="false">)</mo>
      </mrow>
    </mrow>
    <annotation encoding="StarMath 5.0">f^-1(B_0)</annotation>
  </semantics>
</math>
</file>

<file path=Object 4/content.xml><?xml version="1.0" encoding="utf-8"?>
<math xmlns="http://www.w3.org/1998/Math/MathML" display="block">
  <semantics>
    <msub>
      <mi>B</mi>
      <mn>0</mn>
    </msub>
    <annotation encoding="StarMath 5.0">B_0</annotation>
  </semantics>
</math>
</file>

<file path=Object 5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-1</annotation>
  </semantics>
</math>
</file>

<file path=Object 6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stretchy="false">(</mo>
        <mrow>
          <mi>b</mi>
        </mrow>
        <mo fence="true" stretchy="false">)</mo>
      </mrow>
    </mrow>
    <annotation encoding="StarMath 5.0">f^-1( b )</annotation>
  </semantics>
</math>
</file>